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Courier 10 Pitch" svg:font-family="'Courier 10 Pitch'" style:font-pitch="fixed"/>
    <style:font-face style:name="DejaVu Sans1" svg:font-family="'DejaVu Sans'" style:font-pitch="variable"/>
    <style:font-face style:name="URW Bookman L" svg:font-family="'URW Bookman L'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2pt" fo:font-weight="bold" style:font-size-asian="12pt" style:font-weight-asian="bold" style:font-name-complex="Trebuchet MS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rebuchet MS" fo:font-size="12pt" fo:font-style="normal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rebuchet MS" fo:font-size="13pt" fo:font-weight="normal" style:font-size-asian="13pt" style:font-weight-asian="normal" style:font-name-complex="Trebuchet MS" style:font-size-complex="13pt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style:font-size-asian="16pt" style:font-name-complex="Trebuchet MS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Arial" style:font-name-complex="Trebuchet MS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name-complex="Trebuchet MS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fo:font-style="italic" fo:font-weight="normal" style:font-size-asian="12pt" style:font-style-asian="italic" style:font-weight-asian="normal" style:font-name-complex="Trebuchet MS" style:font-size-complex="12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8pt" fo:font-style="normal" fo:font-weight="bold" style:font-size-asian="18pt" style:font-style-asian="normal" style:font-weight-asian="bold" style:font-name-complex="Trebuchet MS" style:font-size-complex="18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Trebuchet MS" fo:font-size="12pt" fo:language="pt" fo:country="BR" fo:font-style="normal" fo:font-weight="normal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14" style:family="paragraph" style:parent-style-name="Text_20_body">
      <style:text-properties style:use-window-font-color="true" style:font-name="Trebuchet MS" fo:font-size="12pt" fo:language="pt" fo:country="BR" fo:font-style="normal" fo:font-weight="normal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style:font-name="Trebuchet MS" fo:font-size="12pt" fo:language="pt" fo:country="BR" fo:font-style="normal" fo:font-weight="normal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16" style:family="paragraph" style:parent-style-name="Standard" style:list-style-name="WW8Num2">
      <style:paragraph-properties fo:text-align="justify" style:justify-single-word="false"/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P17" style:family="paragraph" style:parent-style-name="Standard" style:list-style-name="WW8Num1">
      <style:paragraph-properties fo:text-align="justify" style:justify-single-word="false"/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Trebuchet MS" fo:font-size="12pt" fo:font-style="normal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P19" style:family="paragraph" style:parent-style-name="Standard" style:list-style-name="WW8Num2">
      <style:paragraph-properties fo:text-align="justify" style:justify-single-word="false"/>
    </style:style>
    <style:style style:name="P20" style:family="paragraph" style:parent-style-name="Standard" style:list-style-name="L1">
      <style:paragraph-properties fo:text-align="justify" style:justify-single-word="false"/>
    </style:style>
    <style:style style:name="P21" style:family="paragraph" style:parent-style-name="Text_20_body" style:list-style-name="L2">
      <style:text-properties style:use-window-font-color="true" style:font-name="Trebuchet MS" fo:font-size="12pt" fo:language="pt" fo:country="BR" fo:font-style="normal" fo:font-weight="normal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22" style:family="paragraph" style:parent-style-name="Text_20_body" style:list-style-name="L4"/>
    <style:style style:name="P23" style:family="paragraph" style:parent-style-name="Text_20_body" style:list-style-name="L11"/>
    <style:style style:name="P24" style:family="paragraph" style:parent-style-name="Text_20_body">
      <style:paragraph-properties fo:margin-left="0.026cm" fo:margin-right="0cm" fo:text-indent="-0.079cm" style:auto-text-indent="false">
        <style:tab-stops/>
      </style:paragraph-properties>
    </style:style>
    <style:style style:name="P25" style:family="paragraph" style:list-style-name="L11">
      <style:paragraph-properties fo:margin-left="0.026cm" fo:margin-right="0cm" fo:text-indent="-0.026cm" style:auto-text-indent="false">
        <style:tab-stops/>
      </style:paragraph-properties>
    </style:style>
    <style:style style:name="P26" style:family="paragraph" style:parent-style-name="Text_20_body" style:list-style-name="L11">
      <style:paragraph-properties fo:margin-left="0.026cm" fo:margin-right="0cm" fo:text-indent="-0.026cm" style:auto-text-indent="false">
        <style:tab-stops/>
      </style:paragraph-properties>
    </style:style>
    <style:style style:name="P27" style:family="paragraph" style:parent-style-name="Title" style:master-page-name="Standard">
      <style:paragraph-properties style:page-number="auto"/>
      <style:text-properties style:font-name="Arial"/>
    </style:style>
    <style:style style:name="P28" style:family="paragraph" style:parent-style-name="Heading_20_1">
      <style:text-properties style:use-window-font-color="true" style:font-name="Arial" fo:font-size="16.1000003814697pt" fo:language="pt" fo:country="BR" fo:font-style="normal" fo:font-weight="bold" style:letter-kerning="true" style:font-name-asian="DejaVu Sans1" style:font-size-asian="16.1000003814697pt" style:language-asian="zh" style:country-asian="CN" style:font-style-asian="normal" style:font-weight-asian="bold" style:font-name-complex="DejaVu Sans1" style:font-size-complex="16.1000003814697pt" style:language-complex="hi" style:country-complex="IN" style:font-style-complex="normal" style:font-weight-complex="bold"/>
    </style:style>
    <style:style style:name="T1" style:family="text">
      <style:text-properties style:font-name-asian="Trebuchet MS"/>
    </style:style>
    <style:style style:name="T2" style:family="text"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T3" style:family="text">
      <style:text-properties style:font-name="Trebuchet MS" fo:font-size="12pt" fo:font-style="italic" fo:font-weight="normal" style:font-size-asian="12pt" style:font-style-asian="italic" style:font-weight-asian="normal" style:font-name-complex="Trebuchet MS" style:font-size-complex="12pt" style:font-style-complex="italic" style:font-weight-complex="normal"/>
    </style:style>
    <style:style style:name="T4" style:family="text">
      <style:text-properties style:font-name="Trebuchet MS" fo:font-size="12pt" fo:font-style="italic" fo:font-weight="bold" style:font-size-asian="12pt" style:font-style-asian="italic" style:font-weight-asian="bold" style:font-name-complex="Trebuchet MS" style:font-size-complex="12pt" style:font-style-complex="italic" style:font-weight-complex="bold"/>
    </style:style>
    <style:style style:name="T5" style:family="text">
      <style:text-properties style:font-name="Trebuchet MS" fo:font-size="12pt" fo:font-style="normal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6" style:family="text">
      <style:text-properties style:font-name="Trebuchet MS" fo:font-size="12pt" fo:font-style="normal" fo:font-weight="bold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T7" style:family="text">
      <style:text-properties style:font-name="Trebuchet MS" fo:font-size="12pt" fo:font-weight="bold" style:font-size-asian="12pt" style:font-weight-asian="bold" style:font-name-complex="Trebuchet MS" style:font-size-complex="12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use-window-font-color="true" style:font-name="Trebuchet MS" fo:font-size="12pt" fo:language="pt" fo:country="BR" fo:font-style="normal" fo:font-weight="normal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T12" style:family="text">
      <style:text-properties style:use-window-font-color="true" style:font-name="Trebuchet MS" fo:font-size="12pt" fo:language="pt" fo:country="BR" fo:font-style="normal" fo:font-weight="bold" style:letter-kerning="true" style:font-name-asian="DejaVu Sans1" style:font-size-asian="12pt" style:language-asian="zh" style:country-asian="CN" style:font-style-asian="normal" style:font-weight-asian="bold" style:font-name-complex="Trebuchet MS" style:font-size-complex="12pt" style:language-complex="hi" style:country-complex="IN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6.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635cm" fo:margin-left="-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635cm" fo:margin-left="-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</text:list-style>
    <text:list-style style:name="L1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TEORIA DOS GRAFOS</text:p>
      <text:p text:style-name="P8">COS242</text:p>
      <text:p text:style-name="P9">25 de setembro de 2013</text:p>
      <text:p text:style-name="P9"/>
      <text:p text:style-name="P10"><text:span text:style-name="T8">Dupla: Guilherme Sales e Thiago </text:span><text:span text:style-name="T8">Barroso </text:span><text:span text:style-name="T8">Perrotta</text:span></text:p>
      <text:p text:style-name="P11"/>
      <text:p text:style-name="P12">Relatório da parte 1 do Trabalho</text:p>
      <text:p text:style-name="P1"/>
      <text:h text:style-name="Heading_20_1" text:outline-level="1">Do objetivo</text:h>
      <text:p text:style-name="P5"/>
      <text:p text:style-name="P3"><text:tab/>O objetivo deste trabalho de disciplina é projetar e desenvolver uma biblioteca para manipular grafos. A biblioteca deverá ser capaz de representar grafos assim como implementar um conjunto<text:span text:style-name="T1"> </text:span>de algoritmos em grafos. Esta biblioteca deverá ser projetada e desenvolvida de forma que possa ser facilmente utilizada em outros programas.</text:p>
      <text:p text:style-name="P2"/>
      <text:h text:style-name="Heading_20_1" text:outline-level="1">Das decisões de projeto</text:h>
      <text:p text:style-name="P5"/>
      <text:p text:style-name="P7"><text:span text:style-name="T2">Optamos por desenvolver a nossa biblioteca </text:span><text:span text:style-name="T2">inteira</text:span><text:span text:style-name="T2"> </text:span><text:span text:style-name="T7">na</text:span><text:span text:style-name="T7"> </text:span><text:span text:style-name="T6">linguagem</text:span><text:span text:style-name="T4"> </text:span><text:span text:style-name="T6">C++, </text:span><text:span text:style-name="T5">mais especificamente com o compilador gcc (g++)</text:span><text:span text:style-name="T2">. </text:span><text:span text:style-name="T2">Dentre alguns motivos para essa decisão, destacam-se:</text:span></text:p>
      <text:p text:style-name="P2"/>
      <text:list xml:id="list497732753" text:style-name="WW8Num2">
        <text:list-item>
          <text:p text:style-name="P16">Linguagem de <text:span text:style-name="T9">médio</text:span> nível:</text:p>
          <text:list>
            <text:list-item>
              <text:p text:style-name="P16">não ser em baixo nível implica que não é uma linguagem tão difícil de ser entendida e utilizada (como Assembly) por nós humanos: código legível;</text:p>
            </text:list-item>
            <text:list-item>
              <text:p text:style-name="P16">não ser em alto nível implica que é uma linguagem relativamente rápida; o gcc (g++) possui muitas otimizações para gerenciamento de memória e aumento de velocidade;</text:p>
            </text:list-item>
          </text:list>
        </text:list-item>
        <text:list-item>
          <text:p text:style-name="P16">Existência da biblioteca STL (<text:span text:style-name="T8">Stantard Templates Library</text:span>), que implementa eficientemente diversos algoritmos e estruturas de dados usados que utilizamos com frequência;</text:p>
        </text:list-item>
        <text:list-item>
          <text:p text:style-name="P16">Suporta orientação a objetos, permitindo que nosso código seja melhor estruturado através de classes (métodos e atributos);</text:p>
        </text:list-item>
        <text:list-item>
          <text:p text:style-name="P16">Possui uma grande comunidade de usuários e desenvolvedores, tornando fácil a consulta a referências e tira-dúvidas (especialmente no <text:span text:style-name="T8">website</text:span> de Q&amp;A <text:span text:style-name="T8">Stack Overflow</text:span><text:span text:style-name="T10">)</text:span>;</text:p>
        </text:list-item>
        <text:list-item>
          <text:p text:style-name="P19"><text:span text:style-name="T2">Linguagem</text:span><text:span text:style-name="T3"> </text:span><text:span text:style-name="T5">de código aberto e de natureza bastante compatível e integrada <text:s text:c="2"/>com um ambiente GNU/Linux e com os editores GNU Emacs e Gedit, que é os editores de texto que estamos utilizando, </text:span><text:span text:style-name="T5">acompanhados </text:span><text:span text:style-name="T5">com um Makefile;</text:span></text:p>
        </text:list-item>
      </text:list>
      <text:list xml:id="list18118510401" text:style-name="WW8Num1">
        <text:list-item>
          <text:p text:style-name="P17">Nós dois já tínhamos conhecimento prévio da linguagem, o que facilita bastante o trabalho de escrever o código.</text:p>
        </text:list-item>
        <text:list-item>
          <text:p text:style-name="P17">É relativamente fácil realizar testes <text:span text:style-name="T9">simples </text:span>do código, utilizando a função <text:span text:style-name="T8">assert</text:span><text:span text:style-name="T10"> da biblioteca </text:span><text:span text:style-name="T8">cassert</text:span><text:span text:style-name="T10">.</text:span></text:p>
        </text:list-item>
      </text:list>
      <text:p text:style-name="P7"><text:soft-page-break/></text:p>
      <text:p text:style-name="P7"><text:span text:style-name="T2">Outra decisão relevante para o projeto foi </text:span><text:span text:style-name="T2">a de usar </text:span><text:span text:style-name="T2">o </text:span><text:span text:style-name="T3">software </text:span><text:span text:style-name="T5">aberto</text:span><text:span text:style-name="T3"> </text:span><text:span text:style-name="T6">G</text:span><text:span text:style-name="T6">IT</text:span><text:span text:style-name="T3">. </text:span><text:span text:style-name="T5">Tivemos as seguintes </text:span><text:span text:style-name="T5">principais </text:span><text:span text:style-name="T5">vantagens </text:span><text:span text:style-name="T5">e razões para usá-lo:</text:span></text:p>
      <text:p text:style-name="P4"/>
      <text:list xml:id="list18118510402" text:style-name="L1">
        <text:list-item>
          <text:p text:style-name="P20"><text:span text:style-name="T5">Sistema de </text:span><text:span text:style-name="T6">controle de versão</text:span><text:span text:style-name="T5">, de modo que poderíamos voltar para qualquer ponto do projeto quando desejássemos </text:span><text:span text:style-name="T5">(caso cometêssemos erros futuros);</text:span></text:p>
        </text:list-item>
        <text:list-item>
          <text:p text:style-name="P20"><text:span text:style-name="T5">Solução </text:span><text:span text:style-name="T5">melhor </text:span><text:span text:style-name="T5">integrada para </text:span><text:span text:style-name="T6">trabalhar em paralelo</text:span><text:span text:style-name="T5"> em várias partes diferentes do mesmo código e depois </text:span><text:span text:style-name="T6">juntar as modificações</text:span><text:span text:style-name="T5">. </text:span><text:span text:style-name="T5">Em particular, a facilidade de ver os </text:span><text:span text:style-name="T3">diffs </text:span><text:span text:style-name="T5">entre cada </text:span><text:span text:style-name="T3">commit </text:span><text:span text:style-name="T5">facilitaram enormemente saber o que foi modificado.</text:span></text:p>
        </text:list-item>
        <text:list-item>
          <text:p text:style-name="P20"><text:span text:style-name="T5">Integração com a </text:span><text:span text:style-name="T6">nuvem</text:span><text:span text:style-name="T5">, de modo que era bastante fácil editar/</text:span><text:span text:style-name="T5">obter</text:span><text:span text:style-name="T5"> o código de qualquer lugar; e também sistema de notificações de </text:span><text:span text:style-name="T3">commits</text:span><text:span text:style-name="T5"> por e-mail.</text:span></text:p>
        </text:list-item>
        <text:list-item>
          <text:p text:style-name="P18">Sempre tivemos vontade de aprender e trabalhar com um sistema CVS. Achamos que essa era uma ótima oportunidade para fazer isso.</text:p>
        </text:list-item>
      </text:list>
      <text:p text:style-name="P4"/>
      <text:p text:style-name="P4"><text:tab/>Também utilizamos o <text:span text:style-name="T8">debugger</text:span> GDB algumas vezes, principalmente para detectar erros como falha de segmentação no código.</text:p>
      <text:list xml:id="list166574677" text:continue-numbering="true" text:style-name="L1">
        <text:list-header>
          <text:p text:style-name="P18"/>
        </text:list-header>
      </text:list>
      <text:p text:style-name="P7"><text:tab/><text:span text:style-name="T11">Outra decisão para o projeto: desenvolvê-lo completamente com ferramentas livres (pelo menos até então, </text:span><text:span text:style-name="T11">e o máximo que pudermos</text:span><text:span text:style-name="T11">), o que é mais filosófico do que relevante para o trabalho, mas significa que acreditamos na qualidade do software livre. Algumas ferramentas livres já foram citadas, como o git, o gedit, o utilitário make, e o GNU Emacs. Além disso, estamos desenvolvendo o código completamente em um ambiente </text:span><text:span text:style-name="T12">GNU/Linux</text:span><text:span text:style-name="T11">, e editando este documento com o LibreOffice.</text:span></text:p>
      <text:p text:style-name="P13"/>
      <text:h text:style-name="P28" text:outline-level="1">Da estrutura do projeto</text:h>
      <text:p text:style-name="P14">Para essa primeira parte do trabalho, dividimos nossa biblioteca em 3 arquivos: </text:p>
      <text:list xml:id="list4977327531" text:style-name="L2">
        <text:list-item>
          <text:p text:style-name="P21">graph.h</text:p>
        </text:list-item>
        <text:list-item>
          <text:p text:style-name="P21">graph.cpp</text:p>
        </text:list-item>
        <text:list-item>
          <text:p text:style-name="P21">graph_test.cpp</text:p>
        </text:list-item>
      </text:list>
      <text:p text:style-name="P15"><text:tab/>O primeiro inclui simplesmente o <text:span text:style-name="T8">header</text:span> do projeto (assinaturas de função etc) e a definição da classe principal do grafo. Ele é uma das chaves para manter o código organizado e modularizado. Resolvemos fazer assim pensando no futuro, pois isso tornará mais fácil, posteriormente, acrescentar novas funcionalidades à nossa biblioteca.</text:p>
      <text:p text:style-name="P15"><text:tab/>O segundo contém a implementação de todas as funções listadas no <text:span text:style-name="T8">header</text:span>. É o maior arquivo de todos. Esse arquivo poderia ser dividido em vários outros mas, para simplificar, preferimos manter um arquivo só por enquanto.</text:p>
      <text:p text:style-name="P15"><text:tab/>O terceiro arquivo possui um papel fundamental para a biblioteca, que é assegurar a sua <text:span text:style-name="T9">validade</text:span>! Nele incluímos uma pequena suíte de testes para a biblioteca, o que significa que incluímos vários casos de testes de grafos como entrada, visando testar vários métodos e funções da nossa classe. Note que os testes (no que diz respeito a sua implementação) são bastante simples, constituindo basicamente de vários <text:span text:style-name="T8">asserts</text:span>.</text:p>
      <text:p text:style-name="P15"><text:soft-page-break/><text:tab/>Também temos um Makefile para compilar o projeto adequadamente.</text:p>
      <text:p text:style-name="P15"><text:tab/>Eventualmente abusamos de vários arquivos de texto para servir como entrada de testes durante o desenvolvimento do projeto. No entanto, após refinação do código, esses arquivos passam a ser integrados no graph_test.cpp.</text:p>
      <text:p text:style-name="P15"/>
      <text:h text:style-name="Heading_20_1" text:outline-level="1">Estudo de Caso 1</text:h>
      <text:list xml:id="list463168243" text:style-name="L11">
        <text:list-header>
          <text:p text:style-name="P23"/>
          <text:p text:style-name="P26">1. Medimos a quantidade de memória utilizada por cada representação usando o comando free -m antes e durante a duração de um programa que só guardava o grafo na estrutura de dados pedida. Os resultados foram os seguintes (em megabytes):</text:p>
          <text:p text:style-name="P26">Matriz: 1243, 1225, 1233, 1213, 1234, 1228, 1256, 1243, 1244</text:p>
        </text:list-header>
      </text:list>
      <text:p text:style-name="Text_20_body">MÉDIA: 1235 MB</text:p>
      <text:p text:style-name="Text_20_body">Lista: 10, 0, 0, 3, 3, 2, 2, 3, 8, 2</text:p>
      <text:p text:style-name="Text_20_body">MÉDIA: 3 MB</text:p>
      <text:p text:style-name="Text_20_body"/>
      <text:p text:style-name="Text_20_body">2. Usamos a função clock() do &lt;ctime&gt;, medimos o tempo antes e depois de rodar bfs(source). Obtivemos os seguintes resultados:</text:p>
      <text:p text:style-name="P24"><text:tab/>Vértice 1:</text:p>
      <text:p text:style-name="P24">matriz: 5800, 5840, 5860, 5840, 5860 MÉDIA 5840 ms</text:p>
      <text:p text:style-name="P24">lista: 20, 0, 0, 0, 20, MÉDIA 8 ms</text:p>
      <text:p text:style-name="P24"></text:p>
      <text:p text:style-name="P24">Vértice 10:</text:p>
      <text:p text:style-name="P24">matriz: 5800,5860,5800,5840,5800 MÉDIA 5820 ms</text:p>
      <text:p text:style-name="P24">lista: 20, 0,20,0,0 MÉDIA 8 ms</text:p>
      <text:p text:style-name="P24"></text:p>
      <text:p text:style-name="P24">Vértice 100:</text:p>
      <text:p text:style-name="P24">matriz: 5800,5860,5860,5800,5800 MÉDIA 5824 ms</text:p>
      <text:p text:style-name="P24">lista: 0,20,0,20,0 MEDIA 8 ms</text:p>
      <text:p text:style-name="P24"></text:p>
      <text:p text:style-name="P24">Vértice 1000:</text:p>
      <text:p text:style-name="P24">matriz: 5840, 5800, 5880,5860,5840 MÉDIA 5844 ms</text:p>
      <text:p text:style-name="P24">lista: 20,0,0,0,20 MEDIA 8 ms</text:p>
      <text:p text:style-name="P24"></text:p>
      <text:p text:style-name="P24">Vértice 42:</text:p>
      <text:p text:style-name="P24">matriz: 5880,5860,5780,5840,5800 MÉDIA 5832 ms</text:p>
      <text:p text:style-name="P24">lista: 0,0,0,20,0 MEDIA 4 ms</text:p>
      <text:p text:style-name="Text_20_body">F3007</text:p>
      <text:h text:style-name="Heading_20_1" text:outline-level="1"><text:soft-page-break/><text:s/>Estudo de Caso 2</text:h>
      <text:list xml:id="list713467997" text:style-name="L4">
        <text:list-item>
          <text:p text:style-name="P22"/>
        </text:list-item>
      </text:list>
      <text:p text:style-name="P6"/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Courier 10 Pitch" svg:font-family="'Courier 10 Pitch'" style:font-pitch="fixed"/>
    <style:font-face style:name="DejaVu Sans1" svg:font-family="'DejaVu Sans'" style:font-pitch="variable"/>
    <style:font-face style:name="URW Bookman L" svg:font-family="'URW Bookman L'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pt" fo:country="BR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>
      <style:text-properties style:font-name="Symbol" fo:font-size="12pt" style:font-size-asian="12pt" style:font-name-complex="OpenSymbol" style:font-size-complex="12pt"/>
    </style:style>
    <style:style style:name="WW8Num2z1" style:family="text">
      <style:text-properties style:font-name="OpenSymbol" style:font-name-complex="Open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</meta:initial-creator>
    <meta:creation-date>2013-09-23T23:45:39</meta:creation-date>
    <meta:editing-duration>P2171DT10H40M51S</meta:editing-duration>
    <dc:date>2013-09-25T09:52:43</dc:date>
    <meta:generator>LibreOffice/3.5$Linux_X86_64 LibreOffice_project/350m1$Build-2</meta:generator>
    <meta:editing-cycles>34</meta:editing-cycles>
    <dc:creator>abc116 </dc:creator>
    <meta:document-statistic meta:table-count="0" meta:image-count="0" meta:object-count="0" meta:page-count="4" meta:paragraph-count="63" meta:word-count="907" meta:character-count="5545" meta:non-whitespace-character-count="4836"/>
  </office:meta>
</office:document-meta>
</file>